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1:Sheet1.J7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4">00/00/0000</text:date>, <text:time style:data-style-name="N2" text:time-value="10:36:45.544598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2-04T10:41:03.010863676</dc:date>
    <meta:editing-duration>P7DT12H37M10S</meta:editing-duration>
    <meta:editing-cycles>505</meta:editing-cycles>
    <meta:generator>LibreOffice/5.4.4.2$Linux_X86_64 LibreOffice_project/40m0$Build-2</meta:generator>
    <meta:document-statistic meta:table-count="1" meta:cell-count="5578" meta:object-count="0"/>
  </office:meta>
</office:document-meta>
</file>